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b873"/>
    </style:style>
    <style:style style:name="P2" style:family="paragraph" style:parent-style-name="Standard">
      <style:paragraph-properties fo:text-align="center" style:justify-single-word="false"/>
      <style:text-properties fo:font-size="13pt" officeooo:rsid="0014b873" officeooo:paragraph-rsid="0014b873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officeooo:paragraph-rsid="0014b873"/>
    </style:style>
    <style:style style:name="T1" style:family="text">
      <style:text-properties officeooo:rsid="0014b8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4"/><text:span text:style-name="T1">CODE</text:span></text:p>
      <text:p text:style-name="P1">create table O_Rollcall(</text:p>
      <text:p text:style-name="Standard"><text:s text:c="4"/>id int primary key,</text:p>
      <text:p text:style-name="Standard"><text:s text:c="4"/>name varchar(50),</text:p>
      <text:p text:style-name="Standard"><text:s text:c="4"/>roll_date date);</text:p>
      <text:p text:style-name="Standard"/>
      <text:p text:style-name="Standard"/>
      <text:p text:style-name="Standard"><text:s text:c="3"/>create table N_Rollcall(</text:p>
      <text:p text:style-name="Standard"><text:s text:c="3"/>id int primary key,</text:p>
      <text:p text:style-name="Standard"><text:s text:c="3"/>name varchar(50),</text:p>
      <text:p text:style-name="Standard"><text:s text:c="3"/>roll_date date);</text:p>
      <text:p text:style-name="Standard"/>
      <text:p text:style-name="Standard"/>
      <text:p text:style-name="Standard">delimiter //</text:p>
      <text:p text:style-name="Standard">create procedure merge(in min_id int)</text:p>
      <text:p text:style-name="Standard"><text:s text:c="4"/>begin</text:p>
      <text:p text:style-name="Standard"><text:s text:c="4"/>declare v_id int;</text:p>
      <text:p text:style-name="Standard"><text:s text:c="4"/>declare v_name varchar(50);</text:p>
      <text:p text:style-name="Standard"><text:s text:c="4"/>declare v_roll_date date;</text:p>
      <text:p text:style-name="Standard"><text:s text:c="4"/></text:p>
      <text:p text:style-name="Standard"><text:s text:c="4"/>declare done int default false;</text:p>
      <text:p text:style-name="Standard"><text:s text:c="4"/>declare cur cursor for</text:p>
      <text:p text:style-name="Standard"><text:s text:c="4"/>select id,name,roll_date</text:p>
      <text:p text:style-name="Standard"><text:s text:c="4"/>from N_Rollcall</text:p>
      <text:p text:style-name="Standard"><text:s text:c="4"/>where id&gt;=min_id;</text:p>
      <text:p text:style-name="Standard"><text:s text:c="4"/></text:p>
      <text:p text:style-name="Standard"><text:s text:c="4"/>declare continue handler for not found set done=true;</text:p>
      <text:p text:style-name="Standard"><text:s text:c="4"/>open cur;</text:p>
      <text:p text:style-name="Standard"><text:s text:c="4"/>read_loop: LOOP</text:p>
      <text:p text:style-name="Standard"><text:s text:c="4"/>fetch cur into v_id,v_name,v_roll_date;</text:p>
      <text:p text:style-name="Standard"><text:s text:c="4"/>if done then</text:p>
      <text:p text:style-name="Standard"><text:s text:c="4"/>leave read_loop;</text:p>
      <text:p text:style-name="Standard"><text:s text:c="4"/>end if;</text:p>
      <text:p text:style-name="Standard"><text:s text:c="4"/></text:p>
      <text:p text:style-name="Standard"><text:s text:c="4"/>if not exists(select 1 from O_Rollcall where id=v_id) then</text:p>
      <text:p text:style-name="Standard"><text:s text:c="4"/>insert into O_Rollcall(</text:p>
      <text:p text:style-name="Standard"><text:s text:c="4"/>id,name) values(v_id,v_name);</text:p>
      <text:p text:style-name="Standard"><text:s text:c="4"/>end if;</text:p>
      <text:p text:style-name="Standard"><text:s text:c="4"/>end loop;</text:p>
      <text:p text:style-name="Standard"><text:s text:c="4"/>close cur;</text:p>
      <text:p text:style-name="Standard"><text:s text:c="4"/>end //</text:p>
      <text:p text:style-name="Standard"/>
      <text:p text:style-name="Standard">insert into O_Rollcall(id,name,roll_date) values</text:p>
      <text:p text:style-name="Standard"><text:s text:c="4"/>(1,'Saloni','2025-08-07'),</text:p>
      <text:p text:style-name="Standard"><text:s text:c="4"/>(3,'Neha','2025-07-08');</text:p>
      <text:p text:style-name="Standard"/>
      <text:p text:style-name="Standard"/>
      <text:p text:style-name="Standard"><text:span text:style-name="T1">i</text:span>nsert into N_Rollcall(id,name,roll_date) values</text:p>
      <text:p text:style-name="P1"><text:s/>(2,'Ram','2022-11-18'),</text:p>
      <text:p text:style-name="P1"><text:s/>(4,'Rahul','2024-01-01');</text:p>
      <text:p text:style-name="P1"/>
      <text:p text:style-name="P1">call merge(1);</text:p>
      <text:p text:style-name="Standard"><text:soft-page-break/></text:p>
      <text:p text:style-name="P2">OUTPUT</text:p>
      <text:p text:style-name="Standard"/>
      <text:p text:style-name="Standard">mysql&gt; select * from N_Rollcall;</text:p>
      <text:p text:style-name="Standard">+----+-------+------------+</text:p>
      <text:p text:style-name="Standard">| id | name <text:s/>| roll_date <text:s/>|</text:p>
      <text:p text:style-name="Standard">+----+-------+------------+</text:p>
      <text:p text:style-name="Standard">| <text:s/>2 | Ram <text:s text:c="2"/>| 2022-11-18 |</text:p>
      <text:p text:style-name="Standard">| <text:s/>4 | Rahul | 2024-01-01 |</text:p>
      <text:p text:style-name="Standard">+----+-------+------------+</text:p>
      <text:p text:style-name="Standard">2 rows in set (0.00 sec)</text:p>
      <text:p text:style-name="Standard"/>
      <text:p text:style-name="Standard">mysql&gt; select * from O_Rollcall;</text:p>
      <text:p text:style-name="Standard">+----+--------+------------+</text:p>
      <text:p text:style-name="Standard">| id | name <text:s text:c="2"/>| roll_date <text:s/>|</text:p>
      <text:p text:style-name="Standard">+----+--------+------------+</text:p>
      <text:p text:style-name="Standard">| <text:s/>1 | Saloni | 2025-08-07 |</text:p>
      <text:p text:style-name="Standard">| <text:s/>2 | Ram <text:s text:c="3"/>| NULL <text:s text:c="6"/>|</text:p>
      <text:p text:style-name="Standard">| <text:s/>3 | Neha <text:s text:c="2"/>| 2025-07-08 |</text:p>
      <text:p text:style-name="Standard">| <text:s/>4 | Rahul <text:s/>| NULL <text:s text:c="6"/>|</text:p>
      <text:p text:style-name="Standard">+----+--------+------------+</text:p>
      <text:p text:style-name="Standard">4 rows in set (0.00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5T12:01:30.740846932</meta:creation-date>
    <dc:date>2025-08-05T12:09:57.491971495</dc:date>
    <meta:editing-duration>PT8M27S</meta:editing-duration>
    <meta:editing-cycles>1</meta:editing-cycles>
    <meta:document-statistic meta:table-count="0" meta:image-count="0" meta:object-count="0" meta:page-count="2" meta:paragraph-count="63" meta:word-count="217" meta:character-count="1535" meta:non-whitespace-character-count="1223"/>
    <meta:generator>LibreOffice/6.4.7.2$Linux_X86_64 LibreOffice_project/40$Build-2</meta:generator>
  </office:meta>
</office:document-meta>
</file>